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7AF1A607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ff00" loext:opacity="100%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1.918cm" svg:height="1.714cm" svg:x="14.93cm" svg:y="4.276cm">
          <draw:text-box>
            <text:p text:style-name="P7"><text:span text:style-name="T2">NOR</text:span></text:p>
            <text:p text:style-name="P7"><text:span text:style-name="T2">1000</text:span></text:p>
          </draw:text-box>
        </draw:frame>
        <draw:frame draw:style-name="gr8" draw:text-style-name="P8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9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10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10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10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10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8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9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1" draw:layer="layout" svg:x1="10.963cm" svg:y1="4.073cm" svg:x2="10.963cm" svg:y2="15.657cm">
          <text:p/>
        </draw:line>
        <draw:line draw:style-name="gr10" draw:text-style-name="P11" draw:layer="layout" svg:x1="5.113cm" svg:y1="9.862cm" svg:x2="16.827cm" svg:y2="9.862cm">
          <text:p/>
        </draw:line>
        <draw:line draw:style-name="gr11" draw:text-style-name="P11" draw:layer="layout" svg:x1="6.851cm" svg:y1="5.754cm" svg:x2="15.074cm" svg:y2="13.95cm">
          <text:p/>
        </draw:line>
        <draw:line draw:style-name="gr11" draw:text-style-name="P11" draw:layer="layout" svg:x1="15.056cm" svg:y1="5.775cm" svg:x2="6.869cm" svg:y2="13.96cm">
          <text:p/>
        </draw:line>
        <draw:line draw:style-name="gr12" draw:text-style-name="P11" draw:layer="layout" svg:x1="6.959cm" svg:y1="5.839cm" svg:x2="6.96cm" svg:y2="13.903cm">
          <text:p/>
        </draw:line>
        <draw:line draw:style-name="gr12" draw:text-style-name="P11" draw:layer="layout" svg:x1="14.972cm" svg:y1="5.863cm" svg:x2="14.972cm" svg:y2="13.911cm">
          <text:p/>
        </draw:line>
        <draw:line draw:style-name="gr12" draw:text-style-name="P11" draw:layer="layout" svg:x1="6.959cm" svg:y1="5.888cm" svg:x2="15.046cm" svg:y2="5.888cm">
          <text:p/>
        </draw:line>
        <draw:line draw:style-name="gr12" draw:text-style-name="P11" draw:layer="layout" svg:x1="6.959cm" svg:y1="13.834cm" svg:x2="14.953cm" svg:y2="13.833cm">
          <text:p/>
        </draw:line>
        <draw:line draw:style-name="gr13" draw:text-style-name="P11" draw:layer="layout" svg:x1="5.581cm" svg:y1="7.581cm" svg:x2="16.343cm" svg:y2="12.069cm">
          <text:p/>
        </draw:line>
        <draw:line draw:style-name="gr13" draw:text-style-name="P11" draw:layer="layout" svg:x1="5.583cm" svg:y1="12.077cm" svg:x2="16.312cm" svg:y2="7.648cm">
          <text:p/>
        </draw:line>
        <draw:line draw:style-name="gr14" draw:text-style-name="P11" draw:layer="layout" svg:x1="5.816cm" svg:y1="7.581cm" svg:x2="5.816cm" svg:y2="11.962cm">
          <text:p/>
        </draw:line>
        <draw:line draw:style-name="gr14" draw:text-style-name="P11" draw:layer="layout" svg:x1="16.126cm" svg:y1="7.666cm" svg:x2="16.126cm" svg:y2="11.958cm">
          <text:p/>
        </draw:line>
        <draw:line draw:style-name="gr15" draw:text-style-name="P11" draw:layer="layout" svg:x1="8.749cm" svg:y1="4.54cm" svg:x2="13.185cm" svg:y2="15.221cm">
          <text:p/>
        </draw:line>
        <draw:line draw:style-name="gr15" draw:text-style-name="P11" draw:layer="layout" svg:x1="13.18cm" svg:y1="4.54cm" svg:x2="8.749cm" svg:y2="15.221cm">
          <text:p/>
        </draw:line>
        <draw:line draw:style-name="gr16" draw:text-style-name="P11" draw:layer="layout" svg:x1="13.186cm" svg:y1="15.014cm" svg:x2="8.707cm" svg:y2="15.014cm">
          <text:p/>
        </draw:line>
        <draw:line draw:style-name="gr16" draw:text-style-name="P11" draw:layer="layout" svg:x1="13.186cm" svg:y1="4.704cm" svg:x2="8.707cm" svg:y2="4.704cm">
          <text:p/>
        </draw:line>
        <draw:line draw:style-name="gr16" draw:text-style-name="P11" draw:layer="layout" svg:x1="8.783cm" svg:y1="4.618cm" svg:x2="8.783cm" svg:y2="15.092cm">
          <text:p/>
        </draw:line>
        <draw:line draw:style-name="gr16" draw:text-style-name="P11" draw:layer="layout" svg:x1="13.101cm" svg:y1="4.572cm" svg:x2="13.101cm" svg:y2="15.046cm">
          <text:p/>
        </draw:line>
        <draw:line draw:style-name="gr14" draw:text-style-name="P11" draw:layer="layout" svg:x1="5.582cm" svg:y1="7.626cm" svg:x2="16.176cm" svg:y2="7.625cm">
          <text:p/>
        </draw:line>
        <draw:line draw:style-name="gr14" draw:text-style-name="P11" draw:layer="layout" svg:x1="16.268cm" svg:y1="12.028cm" svg:x2="5.622cm" svg:y2="12.027cm">
          <text:p/>
        </draw:line>
        <draw:frame draw:style-name="gr17" draw:text-style-name="P13" draw:layer="layout" svg:width="2.937cm" svg:height="1.064cm" svg:x="15.897cm" svg:y="1.529cm">
          <draw:text-box>
            <text:p text:style-name="P12"><text:span text:style-name="T5">16-Gon</text:span></text:p>
          </draw:text-box>
        </draw:frame>
        <draw:custom-shape draw:style-name="gr18" draw:text-style-name="P14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38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1.638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7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7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8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7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8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8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7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7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7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8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7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8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8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6" draw:text-style-name="P18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8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8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8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8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7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8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8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7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8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8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8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7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8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7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7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7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3" draw:text-style-name="P17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9" draw:layer="layout" svg:width="3.492cm" svg:height="1.592cm" svg:x="14.903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1" draw:layer="layout" svg:width="2.798cm" svg:height="2.444cm" svg:x="15.275cm" svg:y="24.171cm">
          <draw:text-box>
            <text:p text:style-name="P20"><text:span text:style-name="T6">Contra-</text:span></text:p>
            <text:p text:style-name="P20"><text:span text:style-name="T6">-diction</text:span></text:p>
            <text:p text:style-name="P20"><text:span text:style-name="T6">0000</text:span></text:p>
          </draw:text-box>
        </draw:frame>
        <draw:frame draw:style-name="gr3" draw:text-style-name="P22" draw:layer="layout" svg:width="1.883cm" svg:height="1.714cm" svg:x="19.195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2" draw:layer="layout" svg:width="2.34cm" svg:height="1.714cm" svg:x="18.954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9" draw:layer="layout" svg:width="1.918cm" svg:height="1.594cm" svg:x="0.564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2" draw:layer="layout" svg:width="2.34cm" svg:height="1.714cm" svg:x="0.362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2" draw:layer="layout" svg:width="1.848cm" svg:height="1.714cm" svg:x="2.582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2" draw:layer="layout" svg:width="1.918cm" svg:height="1.714cm" svg:x="2.594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9" draw:layer="layout" svg:width="1.883cm" svg:height="1.59cm" svg:x="5.322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7" draw:text-style-name="P22" draw:layer="layout" svg:width="1.915cm" svg:height="1.673cm" svg:x="5.326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2" draw:layer="layout" svg:width="1.883cm" svg:height="1.714cm" svg:x="10.127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2" draw:layer="layout" svg:width="1.883cm" svg:height="1.714cm" svg:x="10.128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8" draw:text-style-name="P22" draw:layer="layout" svg:width="1.918cm" svg:height="1.673cm" svg:x="12.189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2" draw:layer="layout" svg:width="1.918cm" svg:height="1.714cm" svg:x="12.199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9" draw:layer="layout" svg:width="1.883cm" svg:height="1.592cm" svg:x="7.375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2" draw:layer="layout" svg:width="1.918cm" svg:height="1.714cm" svg:x="7.356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7" draw:layer="layout" svg:width="1.632cm" svg:height="1.093cm" svg:x="7.515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7" draw:layer="layout" svg:width="0.533cm" svg:height="0.719cm" svg:x="7.693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8" draw:layer="layout" svg:width="0.533cm" svg:height="0.719cm" svg:x="8.4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0.193cm" svg:height="0.719cm" svg:x="8.23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19.313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8" draw:layer="layout" svg:width="0.533cm" svg:height="0.717cm" svg:x="19.49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8" draw:layer="layout" svg:width="0.535cm" svg:height="0.717cm" svg:x="20.233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7" draw:layer="layout" svg:width="0.193cm" svg:height="0.717cm" svg:x="20.03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8" draw:layer="layout" svg:width="1.632cm" svg:height="1.094cm" svg:x="12.3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8" draw:layer="layout" svg:width="0.533cm" svg:height="0.717cm" svg:x="12.517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5cm" svg:height="0.717cm" svg:x="13.2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7" draw:layer="layout" svg:width="0.193cm" svg:height="0.717cm" svg:x="13.058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10.26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8" draw:layer="layout" svg:width="0.533cm" svg:height="0.717cm" svg:x="10.44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7" draw:layer="layout" svg:width="0.535cm" svg:height="0.717cm" svg:x="11.182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8" draw:layer="layout" svg:width="0.193cm" svg:height="0.717cm" svg:x="10.981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2" draw:text-style-name="P17" draw:layer="layout" svg:width="1.632cm" svg:height="1.094cm" svg:x="0.724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7" draw:layer="layout" svg:width="0.533cm" svg:height="0.719cm" svg:x="0.902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535cm" svg:height="0.719cm" svg:x="1.64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3cm" svg:height="0.719cm" svg:x="1.443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5.46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7" draw:layer="layout" svg:width="0.533cm" svg:height="0.719cm" svg:x="5.64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8" draw:layer="layout" svg:width="0.533cm" svg:height="0.719cm" svg:x="6.38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3cm" svg:height="0.719cm" svg:x="6.18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15.86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6" draw:text-style-name="P18" draw:layer="layout" svg:width="0.535cm" svg:height="0.719cm" svg:x="16.03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8" draw:layer="layout" svg:width="0.533cm" svg:height="0.719cm" svg:x="16.783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3cm" svg:height="0.719cm" svg:x="16.582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7.5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8" draw:layer="layout" svg:width="0.535cm" svg:height="0.719cm" svg:x="7.67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0.533cm" svg:height="0.719cm" svg:x="8.422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3cm" svg:height="0.719cm" svg:x="8.2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8" draw:layer="layout" svg:width="1.632cm" svg:height="1.094cm" svg:x="19.32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7" draw:layer="layout" svg:width="0.533cm" svg:height="0.719cm" svg:x="19.5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0.533cm" svg:height="0.719cm" svg:x="20.243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5cm" svg:height="0.719cm" svg:x="20.042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12.34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5cm" svg:height="0.717cm" svg:x="12.51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0.533cm" svg:height="0.717cm" svg:x="13.265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8" draw:layer="layout" svg:width="0.195cm" svg:height="0.717cm" svg:x="13.06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8" draw:layer="layout" svg:width="1.632cm" svg:height="1.094cm" svg:x="10.246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7" draw:layer="layout" svg:width="0.535cm" svg:height="0.717cm" svg:x="10.42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0.533cm" svg:height="0.717cm" svg:x="11.1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7" draw:layer="layout" svg:width="0.195cm" svg:height="0.717cm" svg:x="10.966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0.72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8" draw:layer="layout" svg:width="0.533cm" svg:height="0.717cm" svg:x="0.90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0.533cm" svg:height="0.717cm" svg:x="1.6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7" draw:layer="layout" svg:width="0.193cm" svg:height="0.717cm" svg:x="1.448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5.454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8" draw:layer="layout" svg:width="0.535cm" svg:height="0.719cm" svg:x="5.63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0.533cm" svg:height="0.719cm" svg:x="6.376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7" draw:layer="layout" svg:width="0.193cm" svg:height="0.719cm" svg:x="6.174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2.73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8" draw:layer="layout" svg:width="0.535cm" svg:height="0.719cm" svg:x="2.91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8" draw:layer="layout" svg:width="0.535cm" svg:height="0.719cm" svg:x="3.65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8" draw:layer="layout" svg:width="0.195cm" svg:height="0.719cm" svg:x="3.45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8" draw:layer="layout" svg:width="1.632cm" svg:height="1.093cm" svg:x="2.70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7" draw:layer="layout" svg:width="0.535cm" svg:height="0.719cm" svg:x="2.884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535cm" svg:height="0.719cm" svg:x="3.62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7" draw:layer="layout" svg:width="0.195cm" svg:height="0.719cm" svg:x="3.426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7" draw:layer="layout" svg:width="1.632cm" svg:height="1.093cm" svg:x="15.8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7" draw:layer="layout" svg:width="0.535cm" svg:height="0.719cm" svg:x="16.018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0.533cm" svg:height="0.719cm" svg:x="16.76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7" draw:layer="layout" svg:width="0.193cm" svg:height="0.719cm" svg:x="16.561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9" draw:text-style-name="P23" draw:layer="layout" svg:width="4.492cm" svg:height="6.397cm" svg:x="0.21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.492cm" svg:height="6.397cm" svg:x="5.042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.492cm" svg:height="6.397cm" svg:x="9.918cm" svg:y="19.7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.692cm" svg:height="6.397cm" svg:x="14.746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.732cm" svg:height="6.397cm" svg:x="18.736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5" draw:layer="layout" svg:width="8.769cm" svg:height="2.511cm" draw:transform="rotate (0.746477321077975) translate (6.902cm 11.856cm)">
          <text:p text:style-name="P24"><text:span text:style-name="T7">College of Scripting</text:span></text:p>
          <text:p text:style-name="P24"><text:span text:style-name="T7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3" draw:text-style-name="P26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4" draw:text-style-name="P25" draw:layer="layout" svg:width="4.872cm" svg:height="2.708cm" draw:transform="rotate (0.746477321077975) translate (10.788cm 12.329cm)">
          <text:p text:style-name="P24"><text:span text:style-name="T7">Christopher</text:span></text:p>
          <text:p text:style-name="P24"><text:span text:style-name="T7">Andrew</text:span></text:p>
          <text:p text:style-name="P24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6" draw:layer="layout" svg:width="5.209cm" svg:height="2.384cm" svg:x="15.903cm" svg:y="16.9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7AF1A607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06-25T23:49:49.338838300</dc:date>
    <meta:editing-duration>P13DT4H41M18S</meta:editing-duration>
    <meta:editing-cycles>53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dc:publisher>Christopher Andrew Topalian</dc:publisher>
    <meta:document-statistic meta:object-count="299"/>
  </office:meta>
</office:document-meta>
</file>